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7867" officeooo:paragraph-rsid="00067867"/>
    </style:style>
    <style:style style:name="P2" style:family="paragraph" style:parent-style-name="Standard">
      <style:text-properties officeooo:rsid="00086ab0" officeooo:paragraph-rsid="00086a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kalim ne olacak</text:p>
      <text:p text:style-name="P1"/>
      <text:p text:style-name="P2">deneme push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03T19:32:48.574000000</dc:date>
    <meta:editing-duration>PT15S</meta:editing-duration>
    <meta:editing-cycles>2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2" meta:word-count="5" meta:character-count="28" meta:non-whitespace-character-count="25"/>
  </office:meta>
</office:document-meta>
</file>